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Calibri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T1" style:family="text">
      <style:text-properties style:font-name="Calibri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87913013661465982" text:style-name="L1">
        <text:list-item>
          <text:p text:style-name="P1">Coördinaten Stelsel</text:p>
          <text:list>
            <text:list-item>
              <text:p text:style-name="P1">Ieder punt is QR-code.</text:p>
            </text:list-item>
          </text:list>
        </text:list-item>
        <text:list-item>
          <text:p text:style-name="P1">Robots zoeken naar hun eigen punt.</text:p>
          <text:list>
            <text:list-item>
              <text:p text:style-name="P1">Op het moment dat een robot het punt van een ander vind, wordt het coördinaat naar de juiste robot doorgestuurd.</text:p>
            </text:list-item>
            <text:list-item>
              <text:p text:style-name="P1">Als een robot een coördinaat ontvangt van een andere robot, dan wordt gestopt met zoeken en begint de reis naar het ontvangen coördinaat.</text:p>
              <text:list>
                <text:list-item>
                  <text:p text:style-name="P2"><text:span text:style-name="T1">Deze route moet worden bepaald, misschien een kortste pad algoritme.</text:span></text:p>
                </text:list-item>
              </text:list>
            </text:list-item>
          </text:list>
        </text:list-item>
        <text:list-item>
          <text:p text:style-name="P2"><text:span text:style-name="T1">Centraal systeem (laptop) houdt een lijst bij van de combinatie van robots en hen doel-coördinaten.</text:span></text:p>
          <text:list>
            <text:list-item>
              <text:p text:style-name="P2"><text:span text:style-name="T1">Deze kan eventueel ook algemene rekentaken uitvoeren.</text:span></text:p>
            </text:list-item>
          </text:list>
        </text:list-item>
      </text:list>
      <text:p text:style-name="Standard"><text:span text:style-name="T1"/></text:p>
      <text:p text:style-name="Standard"><text:span text:style-name="T1"/></text:p>
      <text:p text:style-name="Standard"><text:span text:style-name="T1">Op dinsdag 10-06-2014 zijn dit de bekende taken:</text:span></text:p>
      <text:p text:style-name="Standard"><text:span text:style-name="T1"/></text:p>
      <text:p text:style-name="Standard"><text:span text:style-name="T1">Master-App: Door Daan, Mathijs en Xander</text:span></text:p>
      <text:list xml:id="list3133979656452694357" text:style-name="L3">
        <text:list-item>
          <text:p text:style-name="P4"><text:span text:style-name="T1">Ontvangen en versturen van data via Bluetooth.</text:span></text:p>
        </text:list-item>
        <text:list-item>
          <text:p text:style-name="P4"><text:span text:style-name="T1">Uitlezen van QR-code?</text:span></text:p>
        </text:list-item>
      </text:list>
      <text:p text:style-name="Standard"><text:span text:style-name="T1"/></text:p>
      <text:p text:style-name="Standard"><text:span text:style-name="T1">Slave-App: Floris, Mike en Patrick</text:span></text:p>
      <text:list xml:id="list6352799899326562687" text:style-name="L2">
        <text:list-item>
          <text:p text:style-name="P3"><text:span text:style-name="T1">Ontvangen en versturen van data via Bluetooth.</text:span></text:p>
        </text:list-item>
        <text:list-item>
          <text:p text:style-name="P3"><text:span text:style-name="T1">Calibreren van de robot.</text:span></text:p>
          <text:list>
            <text:list-item>
              <text:p text:style-name="P3"><text:span text:style-name="T1">Vooruit (i.v.m. afstand) en draaien (i.v.m. richting)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van der Pal</meta:initial-creator>
    <meta:creation-date>2014-06-10T11:24:30.99</meta:creation-date>
    <meta:document-statistic meta:table-count="0" meta:image-count="0" meta:object-count="0" meta:page-count="1" meta:paragraph-count="16" meta:word-count="147" meta:character-count="878"/>
    <dc:date>2014-06-10T11:56:35.67</dc:date>
    <dc:creator>Patrick van der Pal</dc:creator>
    <meta:editing-duration>PT1M43S</meta:editing-duration>
    <meta:editing-cycles>1</meta:editing-cycles>
    <meta:generator>OpenOffice/4.0.0$Win32 OpenOffice.org_project/400m3$Build-9702</meta:generator>
  </office:meta>
</office:document-meta>
</file>